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9.389cm" svg:y="2.975cm">
            <draw:object draw:notify-on-update-of-ranges="Sheet1.A1:Sheet1.A8 Sheet1.B1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54:03.532582999</meta:creation-date>
    <dc:date>2023-03-27T16:54:46.197665981</dc:date>
    <meta:editing-duration>PT43S</meta:editing-duration>
    <meta:editing-cycles>1</meta:editing-cycles>
    <meta:document-statistic meta:table-count="1" meta:cell-count="1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B8" svg:x="0.319cm" svg:y="0.18cm" svg:width="12.508cm" svg:height="8.645cm">
          <chart:coordinate-region svg:x="0.94cm" svg:y="0.38cm" svg:width="11.793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8" chart:class="chart:scatter">
            <chart:domain table:cell-range-address="Sheet1.A1:Sheet1.A8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">
                <text:p>0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